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8,000 words]</text:p>
      <text:p text:style-name="Text_20_body">In this chapter we bring together the findings of chapters 4 &amp; 5 &amp; 6, to answer the research question and conclude the thes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list text:style-name="L1">
        <text:list-item>
          <text:p text:style-name="P1">Looking at gaining agency as shifting the locus of decision Making in a relationship.</text:p>
        </text:list-item>
        <text:list-item>
          <text:p text:style-name="P1">Introduce and reference some models of power/data-power</text:p>
          <text:list text:style-name="L2">
            <text:list-item>
              <text:p text:style-name="P2">Foucault</text:p>
            </text:list-item>
            <text:list-item>
              <text:p text:style-name="P2">Zuboff</text:p>
            </text:list-item>
            <text:list-item>
              <text:p text:style-name="P2">Habermas</text:p>
            </text:list-item>
            <text:list-item>
              <text:p text:style-name="P2">power of Facebook/data serfs etc</text:p>
            </text:list-item>
            <text:list-item>
              <text:p text:style-name="P2">other models…</text:p>
            </text:list-item>
          </text:list>
        </text:list-item>
        <text:list-item>
          <text:p text:style-name="P1">then moving into the ways in which organisations maintain power today</text:p>
          <text:list text:style-name="L3">
            <text:list-item>
              <text:p text:style-name="P3">Care side:</text:p>
              <text:list text:style-name="L4">
                <text:list-item>
                  <text:p text:style-name="P4">closed databases</text:p>
                </text:list-item>
                <text:list-item>
                  <text:p text:style-name="P4">non inclusive processes</text:p>
                </text:list-item>
              </text:list>
            </text:list-item>
            <text:list-item>
              <text:p text:style-name="P3">Commercial side:</text:p>
              <text:list text:style-name="L5">
                <text:list-item>
                  <text:p text:style-name="P5">removing the seams</text:p>
                </text:list-item>
                <text:list-item>
                  <text:p text:style-name="P5">lack of human contact</text:p>
                </text:list-item>
                <text:list-item>
                  <text:p text:style-name="P5">limiting data access and use, non-interoperability etc</text:p>
                </text:list-item>
              </text:list>
            </text:list-item>
          </text:list>
        </text:list-item>
        <text:list-item>
          <text:p text:style-name="P1">What are the practical ways to challenge this</text:p>
          <text:list text:style-name="L6">
            <text:list-item>
              <text:p text:style-name="P6">web augmentation,</text:p>
            </text:list-item>
            <text:list-item>
              <text:p text:style-name="P6">GDPR-based relentless pressure&gt;dashboards,</text:p>
            </text:list-item>
            <text:list-item>
              <text:p text:style-name="P6">greater involvement in processes (though that is challenging)</text:p>
            </text:list-item>
            <text:list-item>
              <text:p text:style-name="P6">better data literacy and education</text:p>
            </text:list-item>
            <text:list-item>
              <text:p text:style-name="P6">Personal data stores as solution - huge challenges of building and designing, need to model for everyday life, hard to codify life.</text:p>
            </text:list-item>
          </text:list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7">
        <text:list-item>
          <text:p text:style-name="P7">Understandings of people’s thinking about data</text:p>
        </text:list-item>
        <text:list-item>
          <text:p text:style-name="P7">Models for thinking about data, human-data interaction and data within relationships</text:p>
        </text:list-item>
        <text:list-item>
          <text:p text:style-name="P7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8">
        <text:list-item>
          <text:p text:style-name="P8">Access</text:p>
        </text:list-item>
        <text:list-item>
          <text:p text:style-name="P8">Legibility</text:p>
        </text:list-item>
        <text:list-item>
          <text:p text:style-name="P8">Meaningfulness</text:p>
        </text:list-item>
        <text:list-item>
          <text:p text:style-name="P8">effectiveness</text:p>
        </text:list-item>
        <text:list-item>
          <text:p text:style-name="P8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9">
        <text:list-item>
          <text:p text:style-name="P9">who/why/where/what/when</text:p>
        </text:list-item>
        <text:list-item>
          <text:p text:style-name="P9">provenance</text:p>
        </text:list-item>
        <text:list-item>
          <text:p text:style-name="P9">errors</text:p>
        </text:list-item>
        <text:list-item>
          <text:p text:style-name="P9">completeness</text:p>
        </text:list-item>
        <text:list-item>
          <text:p text:style-name="P9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10">
        <text:list-item>
          <text:p text:style-name="P10">Whose data is it</text:p>
        </text:list-item>
        <text:list-item>
          <text:p text:style-name="P10">Data as a usable resource for individuals (actually, as information, not data)</text:p>
        </text:list-item>
        <text:list-item>
          <text:p text:style-name="P10">Overcoming platform independence and silos</text:p>
        </text:list-item>
        <text:list-item>
          <text:p text:style-name="P10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2:14Z</meta:creation-date>
    <dc:date>2020-11-12T16:32:1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